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99de" officeooo:paragraph-rsid="000399de"/>
    </style:style>
    <style:style style:name="P2" style:family="paragraph" style:parent-style-name="Standard">
      <style:text-properties fo:font-size="12pt" fo:font-weight="normal" officeooo:rsid="000399de" officeooo:paragraph-rsid="000399de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fo:font-size="12pt" fo:font-weight="normal" officeooo:rsid="000399de" officeooo:paragraph-rsid="000399de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03ca22" officeooo:paragraph-rsid="0003ca22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officeooo:rsid="0003dcfe" officeooo:paragraph-rsid="0003dcfe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text-properties fo:font-size="12pt" fo:font-weight="normal" officeooo:rsid="0003dcfe" officeooo:paragraph-rsid="00077e60" style:font-size-asian="10.5pt" style:font-weight-asian="normal" style:font-size-complex="12pt" style:font-weight-complex="normal"/>
    </style:style>
    <style:style style:name="P7" style:family="paragraph" style:parent-style-name="Standard" style:list-style-name="L4">
      <style:text-properties fo:font-size="12pt" fo:font-weight="normal" officeooo:rsid="0004f5a5" officeooo:paragraph-rsid="0004f5a5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text-properties fo:font-size="12pt" fo:font-weight="normal" officeooo:rsid="00062dff" officeooo:paragraph-rsid="00062dff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text-properties fo:font-size="12pt" fo:font-weight="normal" officeooo:rsid="00062dff" officeooo:paragraph-rsid="00062dff" style:font-size-asian="10.5pt" style:font-weight-asian="normal" style:font-size-complex="12pt" style:font-weight-complex="normal"/>
    </style:style>
    <style:style style:name="P10" style:family="paragraph" style:parent-style-name="Standard" style:list-style-name="L6">
      <style:text-properties fo:font-size="12pt" fo:font-weight="normal" officeooo:rsid="000bde91" officeooo:paragraph-rsid="000bde9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0399de" officeooo:paragraph-rsid="000399d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rsid="000399de" officeooo:paragraph-rsid="000399de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officeooo:paragraph-rsid="000399de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399de" style:font-size-asian="10.5pt" style:font-weight-asian="normal" style:font-size-complex="12pt" style:font-weight-complex="normal"/>
    </style:style>
    <style:style style:name="T4" style:family="text">
      <style:text-properties officeooo:rsid="0003ca22"/>
    </style:style>
    <style:style style:name="T5" style:family="text">
      <style:text-properties officeooo:rsid="0004f5a5"/>
    </style:style>
    <style:style style:name="T6" style:family="text">
      <style:text-properties officeooo:rsid="00077e60"/>
    </style:style>
    <style:style style:name="T7" style:family="text">
      <style:text-properties officeooo:rsid="0009555b"/>
    </style:style>
    <style:style style:name="T8" style:family="text">
      <style:text-properties officeooo:rsid="000afc1c"/>
    </style:style>
    <style:style style:name="T9" style:family="text">
      <style:text-properties officeooo:rsid="000bde91"/>
    </style:style>
    <style:style style:name="T10" style:family="text">
      <style:text-properties officeooo:rsid="000d21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INCOLI SEMANTICI</text:p>
      <text:p text:style-name="P2"/>
      <text:p text:style-name="P2">COMPONENT MODEL</text:p>
      <text:list xml:id="list6482478372758112791" text:style-name="L2">
        <text:list-item>
          <text:p text:style-name="P3"><text:span text:style-name="T6">id</text:span> del component model non già definito <text:span text:style-name="T5">globalmente</text:span></text:p>
        </text:list-item>
        <text:list-item>
          <text:p text:style-name="P3"><text:span text:style-name="T6">id</text:span> <text:span text:style-name="T4"><text:s/>all'interno</text:span> <text:span text:style-name="T4">di</text:span> ogni id-list (event, input, output) <text:span text:style-name="T6">nuovo solo per il modello corrente</text:span></text:p>
        </text:list-item>
        <text:list-item>
          <text:p text:style-name="P4">transition <text:span text:style-name="T10">id</text:span> nuovo per il modello corrente </text:p>
          <text:list>
            <text:list-item>
              <text:p text:style-name="P4"><text:span text:style-name="T6">id1</text:span> <text:span text:style-name="T6">(id2) id1 </text:span>esiste ed è un evento del modello, <text:span text:style-name="T6">id2</text:span> esiste ed è un terminale di input del modello</text:p>
            </text:list-item>
            <text:list-item>
              <text:p text:style-name="P4"><text:span text:style-name="T6">id1</text:span> → <text:span text:style-name="T6">id2</text:span> <text:s text:c="2"/>entrambi esistono e sono stati del modello</text:p>
            </text:list-item>
            <text:list-item>
              <text:p text:style-name="P4">{<text:span text:style-name="T6">id1 (id2) ...} id1</text:span> esiste ed è un evento, <text:s/><text:span text:style-name="T6">id2</text:span> esiste ed è <text:s/>un terminale di output <text:s/>per modello corrente</text:p>
            </text:list-item>
          </text:list>
        </text:list-item>
      </text:list>
      <text:p text:style-name="P2"/>
      <text:p text:style-name="P2">NETWORK MODEL</text:p>
      <text:list xml:id="list5323102790827470951" text:style-name="L6">
        <text:list-item>
          <text:p text:style-name="P10">id network model nuovo globalmente</text:p>
        </text:list-item>
      </text:list>
      <text:list xml:id="list6684102058112216352" text:style-name="L3">
        <text:list-item>
          <text:p text:style-name="P5">component section <text:span text:style-name="T7">id</text:span>, <text:span text:style-name="T7">id</text:span>... id:<text:span text:style-name="T9">id1, id univoci per il modello corrente</text:span>, <text:span text:style-name="T7">id1</text:span> esiste ed è un component model</text:p>
        </text:list-item>
        <text:list-item>
          <text:p text:style-name="P5">link <text:span text:style-name="T6">id1(id2) → id3(id4), id1 </text:span>esiste ed un terminale di output del componente tra parentesi, <text:span text:style-name="T6">id2</text:span> esiste ed è definito nella component section, <text:span text:style-name="T6">id3</text:span> esiste ed <text:span text:style-name="T10">è </text:span>un terminale di input del componente tra parentesi, <text:span text:style-name="T6">id4</text:span> esiste ed è definito nella component section</text:p>
        </text:list-item>
        <text:list-item>
          <text:p text:style-name="P5">pattern <text:span text:style-name="T6">id1 = expr </text:span><text:s/><text:span text:style-name="T6">id1 </text:span>nuovo per la rete corrente, <text:span text:style-name="T6">expr composta da ref id2(id3) con id2 nuovo o già presente nella pattern section, id3 esiste ed è componente della rete</text:span></text:p>
        </text:list-item>
        <text:list-item>
          <text:p text:style-name="P5">initial <text:span text:style-name="T6">id1(id2) </text:span><text:s/><text:span text:style-name="T6">id1 esiste ed è uno </text:span>stato del componente tra parentesi, <text:span text:style-name="T6">id2</text:span> <text:span text:style-name="T6">esiste ed è </text:span>presente nella component section</text:p>
        </text:list-item>
        <text:list-item>
          <text:p text:style-name="P5">viewer <text:span text:style-name="T6">id1</text:span>(<text:span text:style-name="T6">id2</text:span>) →<text:span text:style-name="T6"> id3, id1(id2) </text:span>è un<text:span text:style-name="T6">a</text:span> <text:span text:style-name="T6">ref già definita nella </text:span>pattern <text:span text:style-name="T6">section</text:span> , <text:span text:style-name="T6">id3</text:span> <text:span text:style-name="T6">è </text:span>nuovo o nel viewer <text:span text:style-name="T6">corrente (a più ref può essere associata la medesima label)</text:span></text:p>
        </text:list-item>
        <text:list-item>
          <text:p text:style-name="P6"><text:span text:style-name="T6">ruler</text:span> <text:span text:style-name="T6">id1</text:span>(<text:span text:style-name="T6">id2</text:span>) →<text:span text:style-name="T6"> id3, id1(id2) </text:span>è un<text:span text:style-name="T6">a</text:span> <text:span text:style-name="T6">ref già definita nella </text:span>pattern <text:span text:style-name="T6">section</text:span> , <text:span text:style-name="T6">id3</text:span> <text:span text:style-name="T6">è </text:span>nuovo <text:span text:style-name="T6"><text:s/>(ad ogni ref specificata corrisponde una sola fault label)</text:span></text:p>
        </text:list-item>
      </text:list>
      <text:p text:style-name="P2"/>
      <text:p text:style-name="P2">SYSTEM</text:p>
      <text:list xml:id="list3031840162367700648" text:style-name="L4">
        <text:list-item>
          <text:p text:style-name="P7">system <text:span text:style-name="T8">id</text:span> nuovo globalmente</text:p>
        </text:list-item>
        <text:list-item>
          <text:p text:style-name="P8">node <text:span text:style-name="T8">id1:id2, id1</text:span> nuovo globalmente, <text:span text:style-name="T8">id2</text:span> esiste ed è un network model</text:p>
        </text:list-item>
        <text:list-item>
          <text:p text:style-name="P8">initial <text:span text:style-name="T8">id1(id2)</text:span> <text:span text:style-name="T8">id1 </text:span>esiste ed è uno stato del componente tra parentesi, <text:span text:style-name="T8">id2 </text:span>esiste ed è un componente del network model corrispondente al nodo</text:p>
        </text:list-item>
        <text:list-item>
          <text:p text:style-name="P8">viewer pattern definit<text:span text:style-name="T8">i</text:span> nel model corrispondente </text:p>
        </text:list-item>
        <text:list-item>
          <text:p text:style-name="P8">ruler pattern definit<text:span text:style-name="T8">i</text:span> nel model corrispondente </text:p>
        </text:list-item>
        <text:list-item>
          <text:p text:style-name="P8">root <text:span text:style-name="T8">id</text:span> esiste ed è un nod<text:span text:style-name="T8">o</text:span> del sistema</text:p>
        </text:list-item>
        <text:list-item>
          <text:p text:style-name="P8">emergence <text:span text:style-name="T8">id1(id2) → id3</text:span> <text:span text:style-name="T8">id1 esiste ed è </text:span>componente del nodo tra parentesi, <text:span text:style-name="T8">id2</text:span> esiste ed è un nodo, <text:span text:style-name="T8">id3</text:span> esiste ed è un nodo del sistema</text:p>
        </text:list-item>
      </text:list>
      <text:p text:style-name="P2"/>
      <text:p text:style-name="P2">PROBLEM</text:p>
      <text:list xml:id="list665279161033919281" text:style-name="L5">
        <text:list-item>
          <text:p text:style-name="P9">problem <text:span text:style-name="T8">id</text:span> nuovo globalmente</text:p>
        </text:list-item>
        <text:list-item>
          <text:p text:style-name="P9">node <text:span text:style-name="T8">id</text:span> esiste ed è definito <text:span text:style-name="T8">nella </text:span>lista dei nodi del sistema</text:p>
        </text:list-item>
        <text:list-item>
          <text:p text:style-name="P9">stessi vincoli del sistema per initial, viewer e ruler </text:p>
        </text:list-item>
        <text:list-item>
          <text:p text:style-name="P9">obs [<text:span text:style-name="T9">id</text:span>,<text:span text:style-name="T8">id</text:span> …] id esistono e sono definit<text:span text:style-name="T10">i</text:span> come label <text:span text:style-name="T8">n</text:span>el viewer del network model corrispondente al nodo </text:p>
        </text:list-item>
      </text:list>
      <text:p text:style-name="P2"/>
      <text:p text:style-name="P11">Vincoli aggiuntivi (una volta generato l'albero delle dipendenze dei nodi del sistema):<text:span text:style-name="T1"> </text:span></text:p>
      <text:list xml:id="list2665371565942479158" text:style-name="L1">
        <text:list-item>
          <text:p text:style-name="P13"><text:span text:style-name="T3">verificare che il sistema sia connesso (il sistema non deve avere nodi orfani)</text:span></text:p>
        </text:list-item>
        <text:list-item>
          <text:p text:style-name="P1"><text:span text:style-name="T3">v</text:span><text:span text:style-name="T2">erificare l'assenza di ciclicità nelle dipendenze dei nodi (ciclicità ammessa solamente in corrispondenza del singolo arco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1:49:45.595899854</meta:creation-date>
    <dc:date>2015-10-12T12:57:50.999250647</dc:date>
    <meta:editing-duration>PT1H6M53S</meta:editing-duration>
    <meta:editing-cycles>10</meta:editing-cycles>
    <meta:generator>LibreOffice/4.4.2.2$Linux_X86_64 LibreOffice_project/40m0$Build-2</meta:generator>
    <meta:document-statistic meta:table-count="0" meta:image-count="0" meta:object-count="0" meta:page-count="1" meta:paragraph-count="32" meta:word-count="458" meta:character-count="2579" meta:non-whitespace-character-count="2164"/>
  </office:meta>
</office:document-meta>
</file>